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e438b" officeooo:paragraph-rsid="005e438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61f510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Text_20_body">
      <style:text-properties fo:font-style="normal" style:font-style-asian="normal" style:font-style-complex="normal"/>
    </style:style>
    <style:style style:name="P36" style:family="paragraph" style:parent-style-name="Text_20_body">
      <style:text-properties officeooo:paragraph-rsid="006d958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paragraph-rsid="00700773"/>
    </style:style>
    <style:style style:name="P39" style:family="paragraph" style:parent-style-name="Text_20_body">
      <style:text-properties officeooo:paragraph-rsid="00700773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>
      <style:paragraph-properties fo:text-align="justify" style:justify-single-word="false"/>
      <style:text-properties officeooo:paragraph-rsid="0068bfa7"/>
    </style:style>
    <style:style style:name="P42" style:family="paragraph" style:parent-style-name="Heading_20_1">
      <style:paragraph-properties fo:break-before="page"/>
      <style:text-properties officeooo:paragraph-rsid="006bbcd6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6bbcd6"/>
    </style:style>
    <style:style style:name="P45" style:family="paragraph" style:parent-style-name="Text_20_body" style:list-style-name="L2">
      <style:text-properties officeooo:paragraph-rsid="006bbcd6"/>
    </style:style>
    <style:style style:name="P46" style:family="paragraph" style:parent-style-name="Заголовок_20_1_20_прилож">
      <style:paragraph-properties fo:break-before="page"/>
    </style:style>
    <style:style style:name="P47" style:family="paragraph" style:parent-style-name="Text_20_body">
      <style:text-properties officeooo:paragraph-rsid="000e63e1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6d958e"/>
    </style:style>
    <style:style style:name="T12" style:family="text">
      <style:text-properties officeooo:rsid="006d958e"/>
    </style:style>
    <style:style style:name="T13" style:family="text">
      <style:text-properties officeooo:rsid="005e438b"/>
    </style:style>
    <style:style style:name="T14" style:family="text">
      <style:text-properties officeooo:rsid="006572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1f510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5646c9" style:font-size-asian="14pt" style:font-size-complex="14pt"/>
    </style:style>
    <style:style style:name="T20" style:family="text">
      <style:text-properties fo:font-size="14pt" officeooo:rsid="005e438b" style:font-size-asian="14pt" style:font-size-complex="14pt"/>
    </style:style>
    <style:style style:name="T21" style:family="text">
      <style:text-properties fo:font-size="14pt" officeooo:rsid="0068bfa7" style:font-size-asian="14pt" style:font-size-complex="14pt"/>
    </style:style>
    <style:style style:name="T2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officeooo:rsid="00579f9b" style:font-size-asian="14pt" style:font-size-complex="14pt"/>
    </style:style>
    <style:style style:name="T25" style:family="text">
      <style:text-properties fo:font-size="14pt" officeooo:rsid="005c6d41" style:font-size-asian="14pt" style:font-size-complex="14pt"/>
    </style:style>
    <style:style style:name="T26" style:family="text">
      <style:text-properties fo:font-size="14pt" officeooo:rsid="005b5884" style:font-size-asian="14pt" style:font-size-complex="14pt"/>
    </style:style>
    <style:style style:name="T27" style:family="text">
      <style:text-properties fo:font-size="14pt" officeooo:rsid="005b5ee3" style:font-size-asian="14pt" style:font-size-complex="14pt"/>
    </style:style>
    <style:style style:name="T28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0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31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32" style:family="text">
      <style:text-properties officeooo:rsid="00595699"/>
    </style:style>
    <style:style style:name="T33" style:family="text">
      <style:text-properties fo:font-size="14pt" fo:font-style="normal" style:font-size-asian="14pt" style:font-style-asian="normal" style:font-size-complex="14pt" style:font-style-complex="normal"/>
    </style:style>
    <style:style style:name="T34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6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7" style:family="text">
      <style:text-properties fo:font-style="normal" officeooo:rsid="0068bfa7" style:font-size-asian="10.5pt" style:font-style-asian="normal" style:font-style-complex="normal"/>
    </style:style>
    <style:style style:name="T38" style:family="text">
      <style:text-properties fo:font-style="normal" officeooo:rsid="005e438b" style:font-size-asian="10.5pt" style:font-style-asian="normal" style:font-style-complex="normal"/>
    </style:style>
    <style:style style:name="T39" style:family="text">
      <style:text-properties fo:font-style="normal" officeooo:rsid="0068bfa7" style:font-style-asian="normal" style:font-style-complex="normal"/>
    </style:style>
    <style:style style:name="T40" style:family="text">
      <style:text-properties fo:font-style="normal" officeooo:rsid="00117c24" style:font-style-asian="normal" style:font-style-complex="normal"/>
    </style:style>
    <style:style style:name="T41" style:family="text">
      <style:text-properties fo:font-style="normal" officeooo:rsid="001077b6" style:font-style-asian="normal" style:font-style-complex="normal"/>
    </style:style>
    <style:style style:name="T42" style:family="text">
      <style:text-properties fo:font-style="normal" officeooo:rsid="00579f9b" style:font-style-asian="normal" style:font-style-complex="normal"/>
    </style:style>
    <style:style style:name="T43" style:family="text">
      <style:text-properties fo:font-style="normal" officeooo:rsid="0061f510" style:font-style-asian="normal" style:font-style-complex="normal"/>
    </style:style>
    <style:style style:name="T44" style:family="text">
      <style:text-properties fo:language="en" fo:country="US" fo:font-style="normal" officeooo:rsid="0061f510" style:font-style-asian="normal" style:font-style-complex="normal"/>
    </style:style>
    <style:style style:name="T45" style:family="text">
      <style:text-properties fo:language="ru" fo:country="RU" fo:font-style="normal" officeooo:rsid="0061f510" style:font-style-asian="normal" style:font-style-complex="normal"/>
    </style:style>
    <style:style style:name="T46" style:family="text">
      <style:text-properties fo:language="ru" fo:country="RU" fo:font-style="normal" officeooo:rsid="0068bfa7" style:font-style-asian="normal" style:font-style-complex="normal"/>
    </style:style>
    <style:style style:name="T47" style:family="text">
      <style:text-properties fo:font-style="normal" officeooo:rsid="00619a10" style:font-style-asian="normal" style:font-style-complex="normal"/>
    </style:style>
    <style:style style:name="T48" style:family="text">
      <style:text-properties fo:font-style="normal" officeooo:rsid="00649eb5" style:font-style-asian="normal" style:font-style-complex="normal"/>
    </style:style>
    <style:style style:name="T49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1" style:family="text">
      <style:text-properties fo:language="ru" fo:country="RU" fo:font-style="normal" officeooo:rsid="00619a10" style:font-style-asian="normal" style:font-style-complex="normal"/>
    </style:style>
    <style:style style:name="T52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53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54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55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56" style:family="text">
      <style:text-properties officeooo:rsid="005c6d41"/>
    </style:style>
    <style:style style:name="T57" style:family="text">
      <style:text-properties officeooo:rsid="00700773"/>
    </style:style>
    <style:style style:name="T58" style:family="text">
      <style:text-properties fo:font-style="normal" officeooo:rsid="004295eb" style:font-style-asian="normal" style:font-style-complex="normal"/>
    </style:style>
    <style:style style:name="T59" style:family="text">
      <style:text-properties officeooo:rsid="0066ab2f"/>
    </style:style>
    <style:style style:name="T60" style:family="text">
      <style:text-properties fo:language="en" fo:country="US" officeooo:rsid="0066ab2f"/>
    </style:style>
    <style:style style:name="T61" style:family="text">
      <style:text-properties fo:language="ru" fo:country="RU" officeooo:rsid="0066ab2f"/>
    </style:style>
    <style:style style:name="T62" style:family="text">
      <style:text-properties fo:language="en" fo:country="US"/>
    </style:style>
    <style:style style:name="T63" style:family="text">
      <style:text-properties fo:font-style="normal" officeooo:rsid="0066ab2f" style:font-style-asian="normal" style:font-style-complex="normal"/>
    </style:style>
    <style:style style:name="T64" style:family="text">
      <style:text-properties fo:font-style="normal" officeooo:rsid="004788e2" style:font-style-asian="normal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language="en" fo:country="US" fo:font-weight="normal" officeooo:rsid="006bbcd6" style:font-weight-asian="normal" style:font-weight-complex="normal"/>
    </style:style>
    <style:style style:name="T68" style:family="text">
      <style:text-properties fo:font-weight="normal" officeooo:rsid="006bbcd6" style:font-weight-asian="normal" style:font-weight-complex="normal"/>
    </style:style>
    <style:style style:name="T69" style:family="text">
      <style:text-properties officeooo:rsid="0041df98"/>
    </style:style>
    <style:style style:name="T70" style:family="text">
      <style:text-properties fo:font-style="normal" officeooo:rsid="005b5884" style:font-style-asian="normal" style:font-style-complex="normal"/>
    </style:style>
    <style:style style:name="T71" style:family="text">
      <style:text-properties fo:font-style="normal" officeooo:rsid="000ee720" style:font-style-asian="normal" style:font-style-complex="normal"/>
    </style:style>
    <style:style style:name="T72" style:family="text">
      <style:text-properties fo:font-style="normal" officeooo:rsid="0016b531" style:font-style-asian="normal" style:font-style-complex="normal"/>
    </style:style>
    <style:style style:name="T73" style:family="text">
      <style:text-properties fo:font-style="normal" officeooo:rsid="000e63e1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5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5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6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4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4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span text:style-name="T10">Так как </text:span><text:span text:style-name="T11">количество мужчин, с которыми взаимодействует военкомат, велико, </text:span><text:span text:style-name="T10">необходимо разработать эффективную и удобную систему</text:span><text:line-break/><text:span text:style-name="T12">их учета.</text:span></text:p>
      <text:p text:style-name="Text_20_body">Тем<text:span text:style-name="T13">ой</text:span> моего проекта <text:span text:style-name="T13">является разработка модулей автоматизированной системы для </text:span><text:span text:style-name="T3">военного комиссариата</text:span></text:p>
      <text:p text:style-name="P18">Актуальность</text:p>
      <text:p text:style-name="P19">Данная тема актуальна из-за того, что в <text:span text:style-name="T3">военном комиссариате </text:span>требуется систематизация данных в простом виде, <text:span text:style-name="T14">чтобы пользователь мог свободно добавлять, удалять, редактировать </text:span><text:span text:style-name="T3">и изменять</text:span><text:span text:style-name="T14"> данные в базе данных</text:span>.</text:p>
      <text:p text:style-name="P20"><text:span text:style-name="T15"><text:tab/>Объект</text:span> – предметная область <text:span text:style-name="T3">военный комиссариат</text:span><text:span text:style-name="T13">.</text:span></text:p>
      <text:p text:style-name="P21"><text:span text:style-name="T15">Предмет</text:span> – <text:span text:style-name="T16">графическое приложение для работы с базой данных</text:span>.</text:p>
      <text:p text:style-name="P22"><text:span text:style-name="T17"><text:tab/>Цель работы</text:span><text:span text:style-name="T18"> – разработка </text:span><text:span text:style-name="T19">модулей информационной системы </text:span><text:span text:style-name="T20">базы данных</text:span><text:span text:style-name="T19"> предметной област</text:span><text:span text:style-name="T20">и </text:span><text:span text:style-name="T21">«военный комиссариат»</text:span><text:span text:style-name="T20">.</text:span></text:p>
      <text:p text:style-name="P22"><text:span text:style-name="T18"><text:tab/></text:span><text:span text:style-name="T22">Задачи:</text:span></text:p>
      <text:p text:style-name="P23"><text:span text:style-name="T15"><text:tab/></text:span><text:span text:style-name="T2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8"><text:span text:style-name="T18">Описание предметной области;</text:span></text:p>
        </text:list-item>
        <text:list-item>
          <text:p text:style-name="P24" loext:marker-style-name="T18"><text:span text:style-name="T18">Описание назначение ПС;</text:span></text:p>
        </text:list-item>
        <text:list-item>
          <text:p text:style-name="P24" loext:marker-style-name="T18"><text:span text:style-name="T18">Анализ требований к ПС;</text:span></text:p>
        </text:list-item>
        <text:list-item>
          <text:p text:style-name="P24" loext:marker-style-name="T18"><text:soft-page-break/><text:span text:style-name="T18">Выбор технологии программирования;</text:span></text:p>
        </text:list-item>
        <text:list-item>
          <text:p text:style-name="P24" loext:marker-style-name="T18"><text:span text:style-name="T18">Выбор среды программирования;</text:span></text:p>
        </text:list-item>
        <text:list-item>
          <text:p text:style-name="P25" loext:marker-style-name="T18"><text:span text:style-name="T24">Создание информационной модели данных;</text:span></text:p>
        </text:list-item>
        <text:list-item>
          <text:p text:style-name="P25" loext:marker-style-name="T18"><text:span text:style-name="T18">Разработка </text:span><text:span text:style-name="T25">программных </text:span><text:span text:style-name="T26">модулей</text:span><text:span text:style-name="T18">;</text:span></text:p>
        </text:list-item>
        <text:list-item>
          <text:p text:style-name="P26" loext:marker-style-name="T18"><text:span text:style-name="T18">Интеграция программных модулей;</text:span></text:p>
        </text:list-item>
        <text:list-item>
          <text:p text:style-name="P27" loext:marker-style-name="T18"><text:span text:style-name="T18">Описание интерфейса </text:span><text:span text:style-name="T27">приложения</text:span><text:span text:style-name="T18">;</text:span></text:p>
        </text:list-item>
      </text:list>
      <text:p text:style-name="P28"><text:span text:style-name="Emphasis"><text:span text:style-name="T28">Структура работы: </text:span></text:span><text:span text:style-name="Emphasis"><text:span text:style-name="T29">курсовой проект состоит из введения, двух глав, заключения, списка литературы. В первой главе описаны </text:span></text:span><text:span text:style-name="Emphasis"><text:span text:style-name="T30">данные о проектировании и представлении приложения. </text:span></text:span><text:span text:style-name="Emphasis"><text:span text:style-name="T29"><text:s/>Вторая глава посвящена описанию процесса разработки </text:span></text:span><text:span text:style-name="Emphasis"><text:span text:style-name="T31">приложения по заданной теме</text:span></text:span><text:span text:style-name="Emphasis"><text:span text:style-name="T29">.</text:span></text:span></text:p>
      <text:h text:style-name="P29" text:outline-level="1"><text:bookmark-start text:name="__RefHeading___Toc1546_3303776979"/>ГЛАВА 1 <text:span text:style-name="T2">ПРОЕКТИРОВАНИЕ ПРИЛОЖЕНИЯ</text:span><text:span text:style-name="T32"> </text:span><text:bookmark-end text:name="__RefHeading___Toc1546_3303776979"/></text:h>
      <text:h text:style-name="P30" text:outline-level="2"><text:bookmark-start text:name="__RefHeading___Toc638_3527694714"/><text:span text:style-name="Emphasis"><text:span text:style-name="T33">1.</text:span></text:span><text:span text:style-name="Emphasis"><text:span text:style-name="T34">1</text:span></text:span><text:span text:style-name="Emphasis"><text:span text:style-name="T33"> </text:span></text:span><text:span text:style-name="Emphasis"><text:span text:style-name="T35">Описание предметной </text:span></text:span><text:span text:style-name="T36">области</text:span><text:bookmark-end text:name="__RefHeading___Toc638_3527694714"/></text:h>
      <text:p text:style-name="Text_20_body"><text:span text:style-name="Emphasis"><text:span text:style-name="T37">Военный комиссариат</text:span></text:span><text:span text:style-name="Emphasis"><text:span text:style-name="T38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39">Российской Федерации</text:span></text:span><text:span text:style-name="Emphasis"><text:span text:style-name="T7">. </text:span></text:span></text:p>
      <text:h text:style-name="P31" text:outline-level="2"><text:bookmark-start text:name="__RefHeading___Toc640_3527694714"/><text:span text:style-name="Emphasis"><text:span text:style-name="T40">1.</text:span></text:span><text:span text:style-name="Emphasis"><text:span text:style-name="T41">2</text:span></text:span><text:span text:style-name="Emphasis"><text:span text:style-name="T7"> </text:span></text:span><text:span text:style-name="Emphasis"><text:span text:style-name="T42">Описание назначения ПС</text:span></text:span><text:bookmark-end text:name="__RefHeading___Toc640_3527694714"/></text:h>
      <text:p text:style-name="P32"><text:span text:style-name="Emphasis"><text:span text:style-name="T43">Графическое приложение в </text:span></text:span><text:span text:style-name="Emphasis"><text:span text:style-name="T44">Windows Forms</text:span></text:span><text:span text:style-name="Emphasis"><text:span text:style-name="T45"> </text:span></text:span><text:span text:style-name="Emphasis"><text:span text:style-name="T44">C# </text:span></text:span><text:span text:style-name="Emphasis"><text:span text:style-name="T45">для работы с базой данных, предназначенной для </text:span></text:span><text:span text:style-name="Emphasis"><text:span text:style-name="T46">военного комиссариата</text:span></text:span><text:span text:style-name="Emphasis"><text:span text:style-name="T45">. </text:span></text:span><text:span text:style-name="Emphasis"><text:span text:style-name="T47">База данных </text:span></text:span><text:span text:style-name="Emphasis"><text:span text:style-name="T39">военного комиссариата</text:span></text:span><text:span text:style-name="Emphasis"><text:span text:style-name="T47"> </text:span></text:span><text:span text:style-name="Emphasis"><text:span text:style-name="T48">используется</text:span></text:span><text:span text:style-name="Emphasis"><text:span text:style-name="T47"> для хранения информации и систематизации данных. </text:span></text:span></text:p>
      <text:h text:style-name="P33" text:outline-level="2"><text:bookmark-start text:name="__RefHeading___Toc1524_547038729"/><text:span text:style-name="T49">1.3 </text:span><text:span text:style-name="T50">Анализ требований к ПС</text:span><text:bookmark-end text:name="__RefHeading___Toc1524_547038729"/></text:h>
      <text:p text:style-name="P34"><text:span text:style-name="Emphasis"><text:span text:style-name="T47">Требования для приложения:</text:span></text:span></text:p>
      <text:p text:style-name="P34"><text:span text:style-name="Emphasis"><text:span text:style-name="T51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Text_20_body"><text:span text:style-name="Emphasis"><text:span text:style-name="T7">Для работы системы используется база данных SQLite, которая<text:line-break/>обеспечивает хранение всей информации о сотрудниках. Разработка<text:line-break/>интерфейса выполнена на базе Windows Forms в среде C#, что позволяет<text:line-break/>реализовать удобное и понятное взаимодействие с системой.<text:line-break/>Требования к программному обеспечению: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5"> разработка на платформе Windows Forms с использованием языка<text:line-break/>программирования C#, обеспечивающая удобный и понятный<text:line-break/>интерфейс для пользователей.<text:line-break/><text:soft-page-break/>Основные требования к техническому обеспечению:<text:line-break/>1. Двухъядерный процессор с частотой 1,6 ГГц или выше.<text:line-break/>2. 4 ГБ оперативной памяти.<text:line-break/>3. 4 ГБ свободного места на жестком диске.<text:line-break/>4. Разрешение экрана 1280 x 768 или выше.<text:line-break/>5. Операционная система Windows 10 или Windows 11.</text:p>
      <text:p text:style-name="Text_20_body"><text:span text:style-name="Emphasis"><text:span text:style-name="T7"/></text:span></text:p>
      <text:p text:style-name="P36"><text:span text:style-name="Emphasis"><text:span text:style-name="T52">1.4</text:span></text:span><text:span text:style-name="Emphasis"><text:span text:style-name="T53"> </text:span></text:span><text:span text:style-name="Emphasis"><text:span text:style-name="T52">Выбор технологии и среды программирования</text:span></text:span><text:span text:style-name="Emphasis"><text:span text:style-name="T47"><text:line-break/></text:span></text:span><text:span text:style-name="Emphasis"><text:span text:style-name="T52">При разработке было отдано предпочтение структурному подходу к</text:span></text:span><text:span text:style-name="Emphasis"><text:span text:style-name="T47"><text:line-break/></text:span></text:span><text:span text:style-name="Emphasis"><text:span text:style-name="T52">программированию.</text:span></text:span><text:span text:style-name="Emphasis"><text:span text:style-name="T53"> </text:span></text:span><text:span text:style-name="Emphasis"><text:span text:style-name="T52">При</text:span></text:span><text:span text:style-name="Emphasis"><text:span text:style-name="T53"> </text:span></text:span><text:span text:style-name="Emphasis"><text:span text:style-name="T52">данном</text:span></text:span><text:span text:style-name="Emphasis"><text:span text:style-name="T53"> </text:span></text:span><text:span text:style-name="Emphasis"><text:span text:style-name="T52">подходе</text:span></text:span><text:span text:style-name="Emphasis"><text:span text:style-name="T53"> </text:span></text:span><text:span text:style-name="Emphasis"><text:span text:style-name="T52">программа</text:span></text:span><text:span text:style-name="Emphasis"><text:span text:style-name="T53"> </text:span></text:span><text:span text:style-name="Emphasis"><text:span text:style-name="T52">разбивается</text:span></text:span><text:span text:style-name="Emphasis"><text:span text:style-name="T53"> </text:span></text:span><text:span text:style-name="Emphasis"><text:span text:style-name="T52">на</text:span></text:span><text:span text:style-name="Emphasis"><text:span text:style-name="T47"><text:line-break/></text:span></text:span><text:span text:style-name="Emphasis"><text:span text:style-name="T52">отдельные модули. У каждого модуля один вход и один выход - законченная</text:span></text:span><text:span text:style-name="Emphasis"><text:span text:style-name="T47"><text:line-break/></text:span></text:span><text:span text:style-name="Emphasis"><text:span text:style-name="T52">конструкция</text:span></text:span><text:span text:style-name="Emphasis"><text:span text:style-name="T53"> </text:span></text:span><text:span text:style-name="Emphasis"><text:span text:style-name="T52">для</text:span></text:span><text:span text:style-name="Emphasis"><text:span text:style-name="T53"> </text:span></text:span><text:span text:style-name="Emphasis"><text:span text:style-name="T52">решения</text:span></text:span><text:span text:style-name="Emphasis"><text:span text:style-name="T53"> </text:span></text:span><text:span text:style-name="Emphasis"><text:span text:style-name="T52">поставленной</text:span></text:span><text:span text:style-name="Emphasis"><text:span text:style-name="T53"> </text:span></text:span><text:span text:style-name="Emphasis"><text:span text:style-name="T52">задачи.</text:span></text:span><text:span text:style-name="Emphasis"><text:span text:style-name="T53"> </text:span></text:span><text:span text:style-name="Emphasis"><text:span text:style-name="T52">Цель</text:span></text:span><text:span text:style-name="Emphasis"><text:span text:style-name="T53"> </text:span></text:span><text:span text:style-name="Emphasis"><text:span text:style-name="T52">создаваемой</text:span></text:span><text:span text:style-name="Emphasis"><text:span text:style-name="T47"><text:line-break/></text:span></text:span><text:span text:style-name="Emphasis"><text:span text:style-name="T52">программы достигается составлением композиции из отдельных модулей,</text:span></text:span><text:span text:style-name="Emphasis"><text:span text:style-name="T47"><text:line-break/></text:span></text:span><text:span text:style-name="Emphasis"><text:span text:style-name="T52">разработанных применительно к поставленной задаче. Средой разработки</text:span></text:span><text:span text:style-name="Emphasis"><text:span text:style-name="T47"><text:line-break/></text:span></text:span><text:span text:style-name="Emphasis"><text:span text:style-name="T52">выбрано</text:span></text:span><text:span text:style-name="Emphasis"><text:span text:style-name="T53"> </text:span></text:span><text:span text:style-name="Emphasis"><text:span text:style-name="T52">Microsoft</text:span></text:span><text:span text:style-name="Emphasis"><text:span text:style-name="T53"> </text:span></text:span><text:span text:style-name="Emphasis"><text:span text:style-name="T52">Visual</text:span></text:span><text:span text:style-name="Emphasis"><text:span text:style-name="T53"> </text:span></text:span><text:span text:style-name="Emphasis"><text:span text:style-name="T52">Studio</text:span></text:span><text:span text:style-name="Emphasis"><text:span text:style-name="T53"> </text:span></text:span><text:span text:style-name="Emphasis"><text:span text:style-name="T52">Community</text:span></text:span><text:span text:style-name="Emphasis"><text:span text:style-name="T53"> </text:span></text:span><text:span text:style-name="Emphasis"><text:span text:style-name="T52">2022</text:span></text:span><text:span text:style-name="Emphasis"><text:span text:style-name="T53"> </text:span></text:span><text:span text:style-name="Emphasis"><text:span text:style-name="T52">при</text:span></text:span><text:span text:style-name="Emphasis"><text:span text:style-name="T53"> </text:span></text:span><text:span text:style-name="Emphasis"><text:span text:style-name="T52">использовании</text:span></text:span><text:span text:style-name="Emphasis"><text:span text:style-name="T47"><text:line-break/></text:span></text:span><text:span text:style-name="Emphasis"><text:span text:style-name="T52">шаблона</text:span></text:span><text:span text:style-name="Emphasis"><text:span text:style-name="T53"> </text:span></text:span><text:span text:style-name="Emphasis"><text:span text:style-name="T52">Windows Forms C#.</text:span></text:span></text:p>
      <text:p text:style-name="P36"><text:span text:style-name="Emphasis"><text:span text:style-name="T47"><text:line-break/></text:span></text:span><text:span text:style-name="Emphasis"><text:span text:style-name="T52">Вывод по первой главе</text:span></text:span></text:p>
      <text:p text:style-name="P36"><text:span text:style-name="Emphasis"><text:span text:style-name="T47"><text:line-break/></text:span></text:span><text:span text:style-name="Emphasis"><text:span text:style-name="T52">В</text:span></text:span><text:span text:style-name="Emphasis"><text:span text:style-name="T53"> </text:span></text:span><text:span text:style-name="Emphasis"><text:span text:style-name="T52">первой</text:span></text:span><text:span text:style-name="Emphasis"><text:span text:style-name="T53"> </text:span></text:span><text:span text:style-name="Emphasis"><text:span text:style-name="T52">главе</text:span></text:span><text:span text:style-name="Emphasis"><text:span text:style-name="T53"> </text:span></text:span><text:span text:style-name="Emphasis"><text:span text:style-name="T52">был</text:span></text:span><text:span text:style-name="Emphasis"><text:span text:style-name="T53"> </text:span></text:span><text:span text:style-name="Emphasis"><text:span text:style-name="T52">произведен</text:span></text:span><text:span text:style-name="Emphasis"><text:span text:style-name="T53"> </text:span></text:span><text:span text:style-name="Emphasis"><text:span text:style-name="T52">анализ</text:span></text:span><text:span text:style-name="Emphasis"><text:span text:style-name="T53"> </text:span></text:span><text:span text:style-name="Emphasis"><text:span text:style-name="T52">для</text:span></text:span><text:span text:style-name="Emphasis"><text:span text:style-name="T53"> </text:span></text:span><text:span text:style-name="Emphasis"><text:span text:style-name="T52">проектирования</text:span></text:span><text:span text:style-name="Emphasis"><text:span text:style-name="T53"> </text:span></text:span><text:span text:style-name="Emphasis"><text:span text:style-name="T52">и</text:span></text:span><text:span text:style-name="Emphasis"><text:span text:style-name="T47"><text:line-break/></text:span></text:span><text:span text:style-name="Emphasis"><text:span text:style-name="T52">разработки</text:span></text:span><text:span text:style-name="Emphasis"><text:span text:style-name="T53"> </text:span></text:span><text:span text:style-name="Emphasis"><text:span text:style-name="T52">автоматизированной</text:span></text:span><text:span text:style-name="Emphasis"><text:span text:style-name="T53"> </text:span></text:span><text:span text:style-name="Emphasis"><text:span text:style-name="T52">системы</text:span></text:span><text:span text:style-name="Emphasis"><text:span text:style-name="T53"> </text:span></text:span><text:span text:style-name="Emphasis"><text:span text:style-name="T52">учета</text:span></text:span><text:span text:style-name="Emphasis"><text:span text:style-name="T53"> </text:span></text:span><text:span text:style-name="Emphasis"><text:span text:style-name="T54">людей</text:span></text:span><text:span text:style-name="Emphasis"><text:span text:style-name="T53"> </text:span></text:span><text:span text:style-name="Emphasis"><text:span text:style-name="T55">для военного комиссариата</text:span></text:span><text:span text:style-name="Emphasis"><text:span text:style-name="T52">. Предметная область была изучена. Было описано назначение</text:span></text:span><text:span text:style-name="Emphasis"><text:span text:style-name="T47"><text:line-break/></text:span></text:span><text:span text:style-name="Emphasis"><text:span text:style-name="T52">и</text:span></text:span><text:span text:style-name="Emphasis"><text:span text:style-name="T53"> </text:span></text:span><text:span text:style-name="Emphasis"><text:span text:style-name="T52">анализ</text:span></text:span><text:span text:style-name="Emphasis"><text:span text:style-name="T53"> </text:span></text:span><text:span text:style-name="Emphasis"><text:span text:style-name="T52">требований</text:span></text:span><text:span text:style-name="Emphasis"><text:span text:style-name="T53"> </text:span></text:span><text:span text:style-name="Emphasis"><text:span text:style-name="T52">ПС,</text:span></text:span><text:span text:style-name="Emphasis"><text:span text:style-name="T53"> </text:span></text:span><text:span text:style-name="Emphasis"><text:span text:style-name="T52">определены</text:span></text:span><text:span text:style-name="Emphasis"><text:span text:style-name="T53"> </text:span></text:span><text:span text:style-name="Emphasis"><text:span text:style-name="T52">технология</text:span></text:span><text:span text:style-name="Emphasis"><text:span text:style-name="T53"> </text:span></text:span><text:span text:style-name="Emphasis"><text:span text:style-name="T52">и</text:span></text:span><text:span text:style-name="Emphasis"><text:span text:style-name="T53"> </text:span></text:span><text:span text:style-name="Emphasis"><text:span text:style-name="T52">среда</text:span></text:span><text:span text:style-name="Emphasis"><text:span text:style-name="T53"> </text:span></text:span><text:span text:style-name="Emphasis"><text:span text:style-name="T52">разработки,</text:span></text:span><text:span text:style-name="Emphasis"><text:span text:style-name="T47"><text:line-break/></text:span></text:span><text:span text:style-name="Emphasis"><text:span text:style-name="T52">которые обеспечат удобный и функциональный интерфейс.</text:span></text:span><text:span text:style-name="Emphasis"><text:span text:style-name="T47"> </text:span></text:span></text:p>
      <text:h text:style-name="P37" text:outline-level="1"><text:bookmark-start text:name="__RefHeading___Toc1029_1288856879"/>ГЛАВА 2 РАЗРАБОТКА <text:span text:style-name="T2">ПР</text:span><text:span text:style-name="T56">ИЛОЖЕНИЯ</text:span><text:bookmark-end text:name="__RefHeading___Toc1029_1288856879"/></text:h>
      <text:h text:style-name="Heading_20_2" text:outline-level="2"><text:bookmark-start text:name="__RefHeading___Toc1550_3303776979"/>2.1 <text:span text:style-name="T57">Диаграммы классов</text:span><text:bookmark-end text:name="__RefHeading___Toc1550_3303776979"/></text:h>
      <text:p text:style-name="Text_20_body"/>
      <text:h text:style-name="P38" text:outline-level="2"><text:bookmark-start text:name="__RefHeading___Toc1550_3303776979 Копия 1"/>2.<text:span text:style-name="T57">2</text:span> <text:span text:style-name="T57">Интерфейс программы</text:span><text:bookmark-end text:name="__RefHeading___Toc1550_3303776979 Копия 1"/></text:h>
      <text:p text:style-name="P39"/>
      <text:h text:style-name="P38" text:outline-level="2"><text:bookmark-start text:name="__RefHeading___Toc1550_3303776979 Копия 2"/>2.<text:span text:style-name="T57">3</text:span> <text:span text:style-name="T57">Инструкция пользователя</text:span><text:bookmark-end text:name="__RefHeading___Toc1550_3303776979 Копия 2"/></text:h>
      <text:h text:style-name="P37" text:outline-level="1"><text:bookmark-start text:name="__RefHeading___Toc656_3527694714"/><text:span text:style-name="Emphasis"><text:span text:style-name="T7">З</text:span></text:span><text:span text:style-name="Emphasis"><text:span text:style-name="T58">АКЛЮЧЕНИЕ</text:span></text:span><text:bookmark-end text:name="__RefHeading___Toc656_3527694714"/></text:h>
      <text:p text:style-name="P40"><text:tab/>Выполнение курсового проекта было направлено на разработку <text:span text:style-name="T59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40"><text:tab/>Для этого было необходимо рассмотреть особенности предметной област<text:span text:style-name="T59">и и её </text:span>провести анализ, обеспечить создание необходимых <text:span text:style-name="T59">компонентов (модулей) для работы</text:span>.</text:p>
      <text:p text:style-name="P40">Все этапы по реализации данных задач были выполнены, и поставленная цель была достигнута.</text:p>
      <text:p text:style-name="P40"><text:tab/>В ходе работы над курсовым проектом применялись знания и умения, полученные в ходе изучения учебных тем, <text:span text:style-name="T59">полученных с лекций по</text:span><text:span text:style-name="T60"> C#</text:span><text:span text:style-name="T61"> работе с базами данных в</text:span><text:span text:style-name="T60"> Windows Forms.</text:span><text:span text:style-name="T62"> </text:span></text:p>
      <text:p text:style-name="P40"><text:tab/>Разработанн<text:span text:style-name="T59">ое приложение</text:span> <text:s/>отражает знания из предметной области, рассмотренной в курсовом проекте. <text:span text:style-name="T59">Приложение</text:span> содержит необходимые объекты, функциональность которых описана в пояснительной записке. <text:s/></text:p>
      <text:p text:style-name="P41"><text:tab/>Таким образом, работа над созданием <text:span text:style-name="T59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41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9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63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63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42" text:outline-level="1"><text:bookmark-start text:name="__RefHeading___Toc658_3527694714"/><text:span text:style-name="Emphasis"><text:span text:style-name="T7">С</text:span></text:span><text:span text:style-name="Emphasis"><text:span text:style-name="T58">ПИСОК </text:span></text:span><text:span text:style-name="Emphasis"><text:span text:style-name="T64">ИСПОЛЬЗОВАННЫХ ИСТОЧНИКОВ</text:span></text:span><text:bookmark-end text:name="__RefHeading___Toc658_3527694714"/></text:h>
      <text:list xml:id="list3260855629" text:style-name="L1">
        <text:list-item>
          <text:p text:style-name="P43"><text:span text:style-name="Strong_20_Emphasis"><text:span text:style-name="T65">Programming Windows Forms - </text:span></text:span><text:span text:style-name="T66">Chris Sells, Ian Griffiths</text:span></text:p>
        </text:list-item>
        <text:list-item>
          <text:p text:style-name="P43"><text:span text:style-name="Strong_20_Emphasis"><text:span text:style-name="T67">Windows Forms Programming in C# - </text:span></text:span><text:span text:style-name="T67">Chris Sells, Michael Weinhardt</text:span></text:p>
        </text:list-item>
        <text:list-item>
          <text:p text:style-name="P43"><text:span text:style-name="Strong_20_Emphasis"><text:span text:style-name="T66">Pro Windows Forms 2.0 - Matthew MacDonald</text:span></text:span></text:p>
        </text:list-item>
        <text:list-item>
          <text:p text:style-name="P43"><text:span text:style-name="Strong_20_Emphasis"><text:span text:style-name="T66">Windows Forms in Action - Dan Rosenstark</text:span></text:span></text:p>
        </text:list-item>
        <text:list-item>
          <text:p text:style-name="P43"><text:span text:style-name="Strong_20_Emphasis"><text:span text:style-name="T66">CLR via C# - </text:span></text:span><text:span text:style-name="T66">Jeffrey Richter</text:span></text:p>
        </text:list-item>
        <text:list-item>
          <text:p text:style-name="P43"><text:span text:style-name="Strong_20_Emphasis"><text:span text:style-name="T66">Mastering Visual Studio .NET - David S. Platt</text:span></text:span></text:p>
        </text:list-item>
        <text:list-item>
          <text:p text:style-name="P43"><text:span text:style-name="Strong_20_Emphasis"><text:span text:style-name="T66">Windows Forms 2.0: Comprehensive - Deitel &amp; Deitel</text:span></text:span></text:p>
        </text:list-item>
        <text:list-item>
          <text:p text:style-name="P43"><text:span text:style-name="Strong_20_Emphasis"><text:span text:style-name="T66">WinForms Essentials - Scott Allen</text:span></text:span></text:p>
        </text:list-item>
        <text:list-item>
          <text:p text:style-name="P44"><text:span text:style-name="Strong_20_Emphasis"><text:span text:style-name="T66">ASP.NET Core 5 and Angular: Full-Stack Web Development - Valerio De Sanctis</text:span></text:span></text:p>
        </text:list-item>
        <text:list-item>
          <text:p text:style-name="P44"><text:span text:style-name="Strong_20_Emphasis"><text:span text:style-name="T66"><text:s/>C# 9.0 in a Nutshell: The Definitive Reference - Joseph Albahari, Ben Albahari</text:span></text:span></text:p>
        </text:list-item>
        <text:list-item text:style-override="L2">
          <text:p text:style-name="P45"><text:span text:style-name="Strong_20_Emphasis"><text:span text:style-name="T66">Pro C# 9: With .NET 5 </text:span></text:span><text:span text:style-name="Strong_20_Emphasis"><text:span text:style-name="T68">- Andrew Troelsen, Philip Japikse</text:span></text:span></text:p>
        </text:list-item>
        <text:list-item text:style-override="L2">
          <text:p text:style-name="P45"><text:span text:style-name="Strong_20_Emphasis"><text:span text:style-name="T66">The C# Player's Guide - RB Whitaker</text:span></text:span></text:p>
        </text:list-item>
        <text:list-item text:style-override="L2">
          <text:p text:style-name="P45"><text:span text:style-name="Strong_20_Emphasis"><text:span text:style-name="T66">C# in Depth - Jon Skeet</text:span></text:span></text:p>
        </text:list-item>
        <text:list-item text:style-override="L2">
          <text:p text:style-name="P45"><text:span text:style-name="Strong_20_Emphasis"><text:span text:style-name="T66">Head First C# - Andrew Stellman, Jennifer Greene</text:span></text:span></text:p>
        </text:list-item>
        <text:list-item text:style-override="L2">
          <text:p text:style-name="P45"><text:span text:style-name="Strong_20_Emphasis"><text:span text:style-name="T66">Microsoft .NET: Architecting Applications for the Enterprise - Dino Esposito, Giorgio Lupidi</text:span></text:span></text:p>
        </text:list-item>
        <text:list-item text:style-override="L2">
          <text:p text:style-name="P45"><text:span text:style-name="Strong_20_Emphasis"><text:span text:style-name="T66"><text:s/>C# Unleashed - A. T. Moore</text:span></text:span></text:p>
        </text:list-item>
        <text:list-item text:style-override="L2">
          <text:p text:style-name="P45"><text:span text:style-name="Strong_20_Emphasis"><text:span text:style-name="T66"><text:s/>Programming C# 8.0: Build Cloud, Web, and Desktop Applications - Ian Griffiths</text:span></text:span><text:span text:style-name="T66"/></text:p>
        </text:list-item>
      </text:list>
      <text:h text:style-name="P37" text:outline-level="1"><text:bookmark-start text:name="__RefHeading___Toc677_3527694714"/>П<text:span text:style-name="T69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Text_20_body"><text:span text:style-name="Emphasis"><text:span text:style-name="T70">Листинг 1 - &lt;Файл или класс&gt;</text:span></text:span></text:p>
      <text:p text:style-name="P46"><text:bookmark-start text:name="__RefHeading___Toc679_3527694714"/><text:span text:style-name="Emphasis"><text:span text:style-name="T7">П</text:span></text:span><text:span text:style-name="Emphasis"><text:span text:style-name="T71">р</text:span></text:span><text:span text:style-name="Emphasis"><text:span text:style-name="T7">иложение </text:span></text:span><text:span text:style-name="Emphasis"><text:span text:style-name="T72">Б</text:span></text:span><text:bookmark-end text:name="__RefHeading___Toc679_3527694714"/></text:p>
      <text:p text:style-name="P47"><text:span text:style-name="Emphasis"><text:span text:style-name="T73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1H46M8S</meta:editing-duration>
    <meta:editing-cycles>16</meta:editing-cycles>
    <meta:generator>LibreOffice/24.8.3.2$Windows_X86_64 LibreOffice_project/48a6bac9e7e268aeb4c3483fcf825c94556d9f92</meta:generator>
    <dc:title>Реферат ГОСТ</dc:title>
    <dc:date>2024-11-25T15:41:47.700000000</dc:date>
    <meta:document-statistic meta:table-count="0" meta:image-count="0" meta:object-count="0" meta:page-count="11" meta:paragraph-count="91" meta:word-count="1000" meta:character-count="7556" meta:non-whitespace-character-count="6641"/>
  </office:meta>
</office:document-meta>
</file>